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4792 ± 0.1488</text:p>
          </table:table-cell>
          <table:table-cell table:formula="of:=LEFT([.E2]; 6)" office:value-type="string" office:string-value="0.4792" calcext:value-type="string">
            <text:p>0.4792</text:p>
          </table:table-cell>
          <table:table-cell table:formula="of:=RIGHT([.E2]; 6)" office:value-type="string" office:string-value="0.1488" calcext:value-type="string">
            <text:p>0.1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6500 ± 0.1225</text:p>
          </table:table-cell>
          <table:table-cell table:formula="of:=LEFT([.E3]; 6)" office:value-type="string" office:string-value="0.6500" calcext:value-type="string">
            <text:p>0.6500</text:p>
          </table:table-cell>
          <table:table-cell table:formula="of:=RIGHT([.E3]; 6)" office:value-type="string" office:string-value="0.1225" calcext:value-type="string">
            <text:p>0.12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4]; 6)">
            <text:p/>
          </table:table-cell>
          <table:table-cell table:formula="of:=RIGHT([.E4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6375 ± 0.1376</text:p>
          </table:table-cell>
          <table:table-cell table:formula="of:=LEFT([.E5]; 6)" office:value-type="string" office:string-value="0.6375" calcext:value-type="string">
            <text:p>0.6375</text:p>
          </table:table-cell>
          <table:table-cell table:formula="of:=RIGHT([.E5]; 6)" office:value-type="string" office:string-value="0.1376" calcext:value-type="string">
            <text:p>0.1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6125 ± 0.1520</text:p>
          </table:table-cell>
          <table:table-cell table:formula="of:=LEFT([.E6]; 6)" office:value-type="string" office:string-value="0.6125" calcext:value-type="string">
            <text:p>0.6125</text:p>
          </table:table-cell>
          <table:table-cell table:formula="of:=RIGHT([.E6]; 6)" office:value-type="string" office:string-value="0.1520" calcext:value-type="string">
            <text:p>0.1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7]; 6)">
            <text:p/>
          </table:table-cell>
          <table:table-cell table:formula="of:=RIGHT([.E7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667 ± 0.1434</text:p>
          </table:table-cell>
          <table:table-cell table:formula="of:=LEFT([.E8]; 6)" office:value-type="string" office:string-value="0.5667" calcext:value-type="string">
            <text:p>0.5667</text:p>
          </table:table-cell>
          <table:table-cell table:formula="of:=RIGHT([.E8]; 6)" office:value-type="string" office:string-value="0.1434" calcext:value-type="string">
            <text:p>0.1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6125 ± 0.1401</text:p>
          </table:table-cell>
          <table:table-cell table:formula="of:=LEFT([.E9]; 6)" office:value-type="string" office:string-value="0.6125" calcext:value-type="string">
            <text:p>0.6125</text:p>
          </table:table-cell>
          <table:table-cell table:formula="of:=RIGHT([.E9]; 6)" office:value-type="string" office:string-value="0.1401" calcext:value-type="string">
            <text:p>0.14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10]; 6)">
            <text:p/>
          </table:table-cell>
          <table:table-cell table:formula="of:=RIGHT([.E10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000 ± 0.1394</text:p>
          </table:table-cell>
          <table:table-cell table:formula="of:=LEFT([.E11]; 6)" office:value-type="string" office:string-value="0.5000" calcext:value-type="string">
            <text:p>0.5000</text:p>
          </table:table-cell>
          <table:table-cell table:formula="of:=RIGHT([.E11]; 6)" office:value-type="string" office:string-value="0.1394" calcext:value-type="string">
            <text:p>0.1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12]; 6)">
            <text:p/>
          </table:table-cell>
          <table:table-cell table:formula="of:=RIGHT([.E12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13]; 6)">
            <text:p/>
          </table:table-cell>
          <table:table-cell table:formula="of:=RIGHT([.E13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3682 ± 0.1332</text:p>
          </table:table-cell>
          <table:table-cell table:formula="of:=LEFT([.E14]; 6)" office:value-type="string" office:string-value="0.3682" calcext:value-type="string">
            <text:p>0.3682</text:p>
          </table:table-cell>
          <table:table-cell table:formula="of:=RIGHT([.E14]; 6)" office:value-type="string" office:string-value="0.1332" calcext:value-type="string">
            <text:p>0.13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727 ± 0.1351</text:p>
          </table:table-cell>
          <table:table-cell table:formula="of:=LEFT([.E15]; 6)" office:value-type="string" office:string-value="0.5727" calcext:value-type="string">
            <text:p>0.5727</text:p>
          </table:table-cell>
          <table:table-cell table:formula="of:=RIGHT([.E15]; 6)" office:value-type="string" office:string-value="0.1351" calcext:value-type="string">
            <text:p>0.1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727 ± 0.1477</text:p>
          </table:table-cell>
          <table:table-cell table:formula="of:=LEFT([.E16]; 6)" office:value-type="string" office:string-value="0.6727" calcext:value-type="string">
            <text:p>0.6727</text:p>
          </table:table-cell>
          <table:table-cell table:formula="of:=RIGHT([.E16]; 6)" office:value-type="string" office:string-value="0.1477" calcext:value-type="string">
            <text:p>0.1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364 ± 0.1072</text:p>
          </table:table-cell>
          <table:table-cell table:formula="of:=LEFT([.E17]; 6)" office:value-type="string" office:string-value="0.5364" calcext:value-type="string">
            <text:p>0.5364</text:p>
          </table:table-cell>
          <table:table-cell table:formula="of:=RIGHT([.E17]; 6)" office:value-type="string" office:string-value="0.1072" calcext:value-type="string">
            <text:p>0.1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409 ± 0.1479</text:p>
          </table:table-cell>
          <table:table-cell table:formula="of:=LEFT([.E18]; 6)" office:value-type="string" office:string-value="0.6409" calcext:value-type="string">
            <text:p>0.6409</text:p>
          </table:table-cell>
          <table:table-cell table:formula="of:=RIGHT([.E18]; 6)" office:value-type="string" office:string-value="0.1479" calcext:value-type="string">
            <text:p>0.1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364 ± 0.1348</text:p>
          </table:table-cell>
          <table:table-cell table:formula="of:=LEFT([.E19]; 6)" office:value-type="string" office:string-value="0.6364" calcext:value-type="string">
            <text:p>0.6364</text:p>
          </table:table-cell>
          <table:table-cell table:formula="of:=RIGHT([.E19]; 6)" office:value-type="string" office:string-value="0.1348" calcext:value-type="string">
            <text:p>0.1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4000 ± 0.1164</text:p>
          </table:table-cell>
          <table:table-cell table:formula="of:=LEFT([.E20]; 6)" office:value-type="string" office:string-value="0.4000" calcext:value-type="string">
            <text:p>0.4000</text:p>
          </table:table-cell>
          <table:table-cell table:formula="of:=RIGHT([.E20]; 6)" office:value-type="string" office:string-value="0.1164" calcext:value-type="string">
            <text:p>0.1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045 ± 0.1416</text:p>
          </table:table-cell>
          <table:table-cell table:formula="of:=LEFT([.E21]; 6)" office:value-type="string" office:string-value="0.6045" calcext:value-type="string">
            <text:p>0.6045</text:p>
          </table:table-cell>
          <table:table-cell table:formula="of:=RIGHT([.E21]; 6)" office:value-type="string" office:string-value="0.1416" calcext:value-type="string">
            <text:p>0.1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318 ± 0.1451</text:p>
          </table:table-cell>
          <table:table-cell table:formula="of:=LEFT([.E22]; 6)" office:value-type="string" office:string-value="0.6318" calcext:value-type="string">
            <text:p>0.6318</text:p>
          </table:table-cell>
          <table:table-cell table:formula="of:=RIGHT([.E22]; 6)" office:value-type="string" office:string-value="0.1451" calcext:value-type="string">
            <text:p>0.1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091 ± 0.0445</text:p>
          </table:table-cell>
          <table:table-cell table:formula="of:=LEFT([.E23]; 6)" office:value-type="string" office:string-value="0.5091" calcext:value-type="string">
            <text:p>0.5091</text:p>
          </table:table-cell>
          <table:table-cell table:formula="of:=RIGHT([.E23]; 6)" office:value-type="string" office:string-value="0.0445" calcext:value-type="string">
            <text:p>0.0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3"/>
          <table:table-cell table:formula="of:=LEFT([.E24]; 6)">
            <text:p/>
          </table:table-cell>
          <table:table-cell table:formula="of:=RIGHT([.E24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3818 ± 0.1060</text:p>
          </table:table-cell>
          <table:table-cell table:formula="of:=LEFT([.E25]; 6)" office:value-type="string" office:string-value="0.3818" calcext:value-type="string">
            <text:p>0.3818</text:p>
          </table:table-cell>
          <table:table-cell table:formula="of:=RIGHT([.E25]; 6)" office:value-type="string" office:string-value="0.1060" calcext:value-type="string">
            <text:p>0.10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4000 ± 0.1298</text:p>
          </table:table-cell>
          <table:table-cell table:formula="of:=LEFT([.E26]; 6)" office:value-type="string" office:string-value="0.4000" calcext:value-type="string">
            <text:p>0.4000</text:p>
          </table:table-cell>
          <table:table-cell table:formula="of:=RIGHT([.E26]; 6)" office:value-type="string" office:string-value="0.1298" calcext:value-type="string">
            <text:p>0.1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591 ± 0.1294</text:p>
          </table:table-cell>
          <table:table-cell table:formula="of:=LEFT([.E27]; 6)" office:value-type="string" office:string-value="0.5591" calcext:value-type="string">
            <text:p>0.5591</text:p>
          </table:table-cell>
          <table:table-cell table:formula="of:=RIGHT([.E27]; 6)" office:value-type="string" office:string-value="0.1294" calcext:value-type="string">
            <text:p>0.1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6364 ± 0.1348</text:p>
          </table:table-cell>
          <table:table-cell table:formula="of:=LEFT([.E28]; 6)" office:value-type="string" office:string-value="0.6364" calcext:value-type="string">
            <text:p>0.6364</text:p>
          </table:table-cell>
          <table:table-cell table:formula="of:=RIGHT([.E28]; 6)" office:value-type="string" office:string-value="0.1348" calcext:value-type="string">
            <text:p>0.1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636 ± 0.1273</text:p>
          </table:table-cell>
          <table:table-cell table:formula="of:=LEFT([.E29]; 6)" office:value-type="string" office:string-value="0.5636" calcext:value-type="string">
            <text:p>0.5636</text:p>
          </table:table-cell>
          <table:table-cell table:formula="of:=RIGHT([.E29]; 6)" office:value-type="string" office:string-value="0.1273" calcext:value-type="string">
            <text:p>0.12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682 ± 0.1345</text:p>
          </table:table-cell>
          <table:table-cell table:formula="of:=LEFT([.E30]; 6)" office:value-type="string" office:string-value="0.5682" calcext:value-type="string">
            <text:p>0.5682</text:p>
          </table:table-cell>
          <table:table-cell table:formula="of:=RIGHT([.E30]; 6)" office:value-type="string" office:string-value="0.1345" calcext:value-type="string">
            <text:p>0.1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6682 ± 0.1387</text:p>
          </table:table-cell>
          <table:table-cell table:formula="of:=LEFT([.E31]; 6)" office:value-type="string" office:string-value="0.6682" calcext:value-type="string">
            <text:p>0.6682</text:p>
          </table:table-cell>
          <table:table-cell table:formula="of:=RIGHT([.E31]; 6)" office:value-type="string" office:string-value="0.1387" calcext:value-type="string">
            <text:p>0.1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4455 ± 0.1182</text:p>
          </table:table-cell>
          <table:table-cell table:formula="of:=LEFT([.E32]; 6)" office:value-type="string" office:string-value="0.4455" calcext:value-type="string">
            <text:p>0.4455</text:p>
          </table:table-cell>
          <table:table-cell table:formula="of:=RIGHT([.E32]; 6)" office:value-type="string" office:string-value="0.1182" calcext:value-type="string">
            <text:p>0.1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545 ± 0.1146</text:p>
          </table:table-cell>
          <table:table-cell table:formula="of:=LEFT([.E33]; 6)" office:value-type="string" office:string-value="0.5545" calcext:value-type="string">
            <text:p>0.5545</text:p>
          </table:table-cell>
          <table:table-cell table:formula="of:=RIGHT([.E33]; 6)" office:value-type="string" office:string-value="0.1146" calcext:value-type="string">
            <text:p>0.1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7227 ± 0.1015</text:p>
          </table:table-cell>
          <table:table-cell table:formula="of:=LEFT([.E34]; 6)" office:value-type="string" office:string-value="0.7227" calcext:value-type="string">
            <text:p>0.7227</text:p>
          </table:table-cell>
          <table:table-cell table:formula="of:=RIGHT([.E34]; 6)" office:value-type="string" office:string-value="0.1015" calcext:value-type="string">
            <text:p>0.1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273 ± 0.1763</text:p>
          </table:table-cell>
          <table:table-cell table:formula="of:=LEFT([.E35]; 6)" office:value-type="string" office:string-value="0.5273" calcext:value-type="string">
            <text:p>0.5273</text:p>
          </table:table-cell>
          <table:table-cell table:formula="of:=RIGHT([.E35]; 6)" office:value-type="string" office:string-value="0.1763" calcext:value-type="string">
            <text:p>0.1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3"/>
          <table:table-cell table:formula="of:=LEFT([.E36]; 6)">
            <text:p/>
          </table:table-cell>
          <table:table-cell table:formula="of:=RIGHT([.E3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4000 ± 0.1477</text:p>
          </table:table-cell>
          <table:table-cell table:formula="of:=LEFT([.E37]; 6)" office:value-type="string" office:string-value="0.4000" calcext:value-type="string">
            <text:p>0.4000</text:p>
          </table:table-cell>
          <table:table-cell table:formula="of:=RIGHT([.E37]; 6)" office:value-type="string" office:string-value="0.1477" calcext:value-type="string">
            <text:p>0.1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3792 ± 0.1455</text:p>
          </table:table-cell>
          <table:table-cell table:formula="of:=LEFT([.E38]; 6)" office:value-type="string" office:string-value="0.3792" calcext:value-type="string">
            <text:p>0.3792</text:p>
          </table:table-cell>
          <table:table-cell table:formula="of:=RIGHT([.E38]; 6)" office:value-type="string" office:string-value="0.1455" calcext:value-type="string">
            <text:p>0.14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917 ± 0.1205</text:p>
          </table:table-cell>
          <table:table-cell table:formula="of:=LEFT([.E39]; 6)" office:value-type="string" office:string-value="0.5917" calcext:value-type="string">
            <text:p>0.5917</text:p>
          </table:table-cell>
          <table:table-cell table:formula="of:=RIGHT([.E39]; 6)" office:value-type="string" office:string-value="0.1205" calcext:value-type="string">
            <text:p>0.1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40]; 6)">
            <text:p/>
          </table:table-cell>
          <table:table-cell table:formula="of:=RIGHT([.E40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042 ± 0.1192</text:p>
          </table:table-cell>
          <table:table-cell table:formula="of:=LEFT([.E41]; 6)" office:value-type="string" office:string-value="0.5042" calcext:value-type="string">
            <text:p>0.5042</text:p>
          </table:table-cell>
          <table:table-cell table:formula="of:=RIGHT([.E41]; 6)" office:value-type="string" office:string-value="0.1192" calcext:value-type="string">
            <text:p>0.1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958 ± 0.1187</text:p>
          </table:table-cell>
          <table:table-cell table:formula="of:=LEFT([.E42]; 6)" office:value-type="string" office:string-value="0.5958" calcext:value-type="string">
            <text:p>0.5958</text:p>
          </table:table-cell>
          <table:table-cell table:formula="of:=RIGHT([.E42]; 6)" office:value-type="string" office:string-value="0.1187" calcext:value-type="string">
            <text:p>0.1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43]; 6)">
            <text:p/>
          </table:table-cell>
          <table:table-cell table:formula="of:=RIGHT([.E43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000 ± 0.1208</text:p>
          </table:table-cell>
          <table:table-cell table:formula="of:=LEFT([.E44]; 6)" office:value-type="string" office:string-value="0.5000" calcext:value-type="string">
            <text:p>0.5000</text:p>
          </table:table-cell>
          <table:table-cell table:formula="of:=RIGHT([.E44]; 6)" office:value-type="string" office:string-value="0.1208" calcext:value-type="string">
            <text:p>0.12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6333 ± 0.1776</text:p>
          </table:table-cell>
          <table:table-cell table:formula="of:=LEFT([.E45]; 6)" office:value-type="string" office:string-value="0.6333" calcext:value-type="string">
            <text:p>0.6333</text:p>
          </table:table-cell>
          <table:table-cell table:formula="of:=RIGHT([.E45]; 6)" office:value-type="string" office:string-value="0.1776" calcext:value-type="string">
            <text:p>0.1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46]; 6)">
            <text:p/>
          </table:table-cell>
          <table:table-cell table:formula="of:=RIGHT([.E4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6000 ± 0.2261</text:p>
          </table:table-cell>
          <table:table-cell table:formula="of:=LEFT([.E47]; 6)" office:value-type="string" office:string-value="0.6000" calcext:value-type="string">
            <text:p>0.6000</text:p>
          </table:table-cell>
          <table:table-cell table:formula="of:=RIGHT([.E47]; 6)" office:value-type="string" office:string-value="0.2261" calcext:value-type="string">
            <text:p>0.2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48]; 6)">
            <text:p/>
          </table:table-cell>
          <table:table-cell table:formula="of:=RIGHT([.E48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49]; 6)">
            <text:p/>
          </table:table-cell>
          <table:table-cell table:formula="of:=RIGHT([.E49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318 ± 0.1445</text:p>
          </table:table-cell>
          <table:table-cell table:formula="of:=LEFT([.E50]; 6)" office:value-type="string" office:string-value="0.5318" calcext:value-type="string">
            <text:p>0.5318</text:p>
          </table:table-cell>
          <table:table-cell table:formula="of:=RIGHT([.E50]; 6)" office:value-type="string" office:string-value="0.1445" calcext:value-type="string">
            <text:p>0.1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7273 ± 0.0813</text:p>
          </table:table-cell>
          <table:table-cell table:formula="of:=LEFT([.E51]; 6)" office:value-type="string" office:string-value="0.7273" calcext:value-type="string">
            <text:p>0.7273</text:p>
          </table:table-cell>
          <table:table-cell table:formula="of:=RIGHT([.E51]; 6)" office:value-type="string" office:string-value="0.0813" calcext:value-type="string">
            <text:p>0.08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7773 ± 0.1055</text:p>
          </table:table-cell>
          <table:table-cell table:formula="of:=LEFT([.E52]; 6)" office:value-type="string" office:string-value="0.7773" calcext:value-type="string">
            <text:p>0.7773</text:p>
          </table:table-cell>
          <table:table-cell table:formula="of:=RIGHT([.E52]; 6)" office:value-type="string" office:string-value="0.1055" calcext:value-type="string">
            <text:p>0.1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7909 ± 0.1041</text:p>
          </table:table-cell>
          <table:table-cell table:formula="of:=LEFT([.E53]; 6)" office:value-type="string" office:string-value="0.7909" calcext:value-type="string">
            <text:p>0.7909</text:p>
          </table:table-cell>
          <table:table-cell table:formula="of:=RIGHT([.E53]; 6)" office:value-type="string" office:string-value="0.1041" calcext:value-type="string">
            <text:p>0.1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7182 ± 0.1072</text:p>
          </table:table-cell>
          <table:table-cell table:formula="of:=LEFT([.E54]; 6)" office:value-type="string" office:string-value="0.7182" calcext:value-type="string">
            <text:p>0.7182</text:p>
          </table:table-cell>
          <table:table-cell table:formula="of:=RIGHT([.E54]; 6)" office:value-type="string" office:string-value="0.1072" calcext:value-type="string">
            <text:p>0.1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7955 ± 0.0948</text:p>
          </table:table-cell>
          <table:table-cell table:formula="of:=LEFT([.E55]; 6)" office:value-type="string" office:string-value="0.7955" calcext:value-type="string">
            <text:p>0.7955</text:p>
          </table:table-cell>
          <table:table-cell table:formula="of:=RIGHT([.E55]; 6)" office:value-type="string" office:string-value="0.0948" calcext:value-type="string">
            <text:p>0.09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545 ± 0.1905</text:p>
          </table:table-cell>
          <table:table-cell table:formula="of:=LEFT([.E56]; 6)" office:value-type="string" office:string-value="0.5545" calcext:value-type="string">
            <text:p>0.5545</text:p>
          </table:table-cell>
          <table:table-cell table:formula="of:=RIGHT([.E56]; 6)" office:value-type="string" office:string-value="0.1905" calcext:value-type="string">
            <text:p>0.1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818 ± 0.1132</text:p>
          </table:table-cell>
          <table:table-cell table:formula="of:=LEFT([.E57]; 6)" office:value-type="string" office:string-value="0.6818" calcext:value-type="string">
            <text:p>0.6818</text:p>
          </table:table-cell>
          <table:table-cell table:formula="of:=RIGHT([.E57]; 6)" office:value-type="string" office:string-value="0.1132" calcext:value-type="string">
            <text:p>0.1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7409 ± 0.1007</text:p>
          </table:table-cell>
          <table:table-cell table:formula="of:=LEFT([.E58]; 6)" office:value-type="string" office:string-value="0.7409" calcext:value-type="string">
            <text:p>0.7409</text:p>
          </table:table-cell>
          <table:table-cell table:formula="of:=RIGHT([.E58]; 6)" office:value-type="string" office:string-value="0.1007" calcext:value-type="string">
            <text:p>0.1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455 ± 0.0813</text:p>
          </table:table-cell>
          <table:table-cell table:formula="of:=LEFT([.E59]; 6)" office:value-type="string" office:string-value="0.5455" calcext:value-type="string">
            <text:p>0.5455</text:p>
          </table:table-cell>
          <table:table-cell table:formula="of:=RIGHT([.E59]; 6)" office:value-type="string" office:string-value="0.0813" calcext:value-type="string">
            <text:p>0.08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3"/>
          <table:table-cell table:formula="of:=LEFT([.E60]; 6)">
            <text:p/>
          </table:table-cell>
          <table:table-cell table:formula="of:=RIGHT([.E60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091 ± 0.1686</text:p>
          </table:table-cell>
          <table:table-cell table:formula="of:=LEFT([.E61]; 6)" office:value-type="string" office:string-value="0.5091" calcext:value-type="string">
            <text:p>0.5091</text:p>
          </table:table-cell>
          <table:table-cell table:formula="of:=RIGHT([.E61]; 6)" office:value-type="string" office:string-value="0.1686" calcext:value-type="string">
            <text:p>0.1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273 ± 0.1666</text:p>
          </table:table-cell>
          <table:table-cell table:formula="of:=LEFT([.E62]; 6)" office:value-type="string" office:string-value="0.5273" calcext:value-type="string">
            <text:p>0.5273</text:p>
          </table:table-cell>
          <table:table-cell table:formula="of:=RIGHT([.E62]; 6)" office:value-type="string" office:string-value="0.1666" calcext:value-type="string">
            <text:p>0.16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6455 ± 0.1110</text:p>
          </table:table-cell>
          <table:table-cell table:formula="of:=LEFT([.E63]; 6)" office:value-type="string" office:string-value="0.6455" calcext:value-type="string">
            <text:p>0.6455</text:p>
          </table:table-cell>
          <table:table-cell table:formula="of:=RIGHT([.E63]; 6)" office:value-type="string" office:string-value="0.1110" calcext:value-type="string">
            <text:p>0.1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7500 ± 0.1434</text:p>
          </table:table-cell>
          <table:table-cell table:formula="of:=LEFT([.E64]; 6)" office:value-type="string" office:string-value="0.7500" calcext:value-type="string">
            <text:p>0.7500</text:p>
          </table:table-cell>
          <table:table-cell table:formula="of:=RIGHT([.E64]; 6)" office:value-type="string" office:string-value="0.1434" calcext:value-type="string">
            <text:p>0.1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7636 ± 0.1330</text:p>
          </table:table-cell>
          <table:table-cell table:formula="of:=LEFT([.E65]; 6)" office:value-type="string" office:string-value="0.7636" calcext:value-type="string">
            <text:p>0.7636</text:p>
          </table:table-cell>
          <table:table-cell table:formula="of:=RIGHT([.E65]; 6)" office:value-type="string" office:string-value="0.1330" calcext:value-type="string">
            <text:p>0.1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7364 ± 0.1405</text:p>
          </table:table-cell>
          <table:table-cell table:formula="of:=LEFT([.E66]; 6)" office:value-type="string" office:string-value="0.7364" calcext:value-type="string">
            <text:p>0.7364</text:p>
          </table:table-cell>
          <table:table-cell table:formula="of:=RIGHT([.E66]; 6)" office:value-type="string" office:string-value="0.1405" calcext:value-type="string">
            <text:p>0.1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7636 ± 0.0782</text:p>
          </table:table-cell>
          <table:table-cell table:formula="of:=LEFT([.E67]; 6)" office:value-type="string" office:string-value="0.7636" calcext:value-type="string">
            <text:p>0.7636</text:p>
          </table:table-cell>
          <table:table-cell table:formula="of:=RIGHT([.E67]; 6)" office:value-type="string" office:string-value="0.0782" calcext:value-type="string">
            <text:p>0.0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773 ± 0.1474</text:p>
          </table:table-cell>
          <table:table-cell table:formula="of:=LEFT([.E68]; 6)" office:value-type="string" office:string-value="0.5773" calcext:value-type="string">
            <text:p>0.5773</text:p>
          </table:table-cell>
          <table:table-cell table:formula="of:=RIGHT([.E68]; 6)" office:value-type="string" office:string-value="0.1474" calcext:value-type="string">
            <text:p>0.14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955 ± 0.1451</text:p>
          </table:table-cell>
          <table:table-cell table:formula="of:=LEFT([.E69]; 6)" office:value-type="string" office:string-value="0.5955" calcext:value-type="string">
            <text:p>0.5955</text:p>
          </table:table-cell>
          <table:table-cell table:formula="of:=RIGHT([.E69]; 6)" office:value-type="string" office:string-value="0.1451" calcext:value-type="string">
            <text:p>0.1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7000 ± 0.1154</text:p>
          </table:table-cell>
          <table:table-cell table:formula="of:=LEFT([.E70]; 6)" office:value-type="string" office:string-value="0.7000" calcext:value-type="string">
            <text:p>0.7000</text:p>
          </table:table-cell>
          <table:table-cell table:formula="of:=RIGHT([.E70]; 6)" office:value-type="string" office:string-value="0.1154" calcext:value-type="string">
            <text:p>0.1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455 ± 0.0575</text:p>
          </table:table-cell>
          <table:table-cell table:formula="of:=LEFT([.E71]; 6)" office:value-type="string" office:string-value="0.5455" calcext:value-type="string">
            <text:p>0.5455</text:p>
          </table:table-cell>
          <table:table-cell table:formula="of:=RIGHT([.E71]; 6)" office:value-type="string" office:string-value="0.0575" calcext:value-type="string">
            <text:p>0.0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3"/>
          <table:table-cell table:formula="of:=LEFT([.E72]; 6)">
            <text:p/>
          </table:table-cell>
          <table:table-cell table:formula="of:=RIGHT([.E72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3636 ± 0.1286</text:p>
          </table:table-cell>
          <table:table-cell table:formula="of:=LEFT([.E73]; 6)" office:value-type="string" office:string-value="0.3636" calcext:value-type="string">
            <text:p>0.3636</text:p>
          </table:table-cell>
          <table:table-cell table:formula="of:=RIGHT([.E73]; 6)" office:value-type="string" office:string-value="0.1286" calcext:value-type="string">
            <text:p>0.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3583 ± 0.1152</text:p>
          </table:table-cell>
          <table:table-cell table:formula="of:=LEFT([.E74]; 6)" office:value-type="string" office:string-value="0.3583" calcext:value-type="string">
            <text:p>0.3583</text:p>
          </table:table-cell>
          <table:table-cell table:formula="of:=RIGHT([.E74]; 6)" office:value-type="string" office:string-value="0.1152" calcext:value-type="string">
            <text:p>0.1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7583 ± 0.1341</text:p>
          </table:table-cell>
          <table:table-cell table:formula="of:=LEFT([.E75]; 6)" office:value-type="string" office:string-value="0.7583" calcext:value-type="string">
            <text:p>0.7583</text:p>
          </table:table-cell>
          <table:table-cell table:formula="of:=RIGHT([.E75]; 6)" office:value-type="string" office:string-value="0.1341" calcext:value-type="string">
            <text:p>0.1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76]; 6)">
            <text:p/>
          </table:table-cell>
          <table:table-cell table:formula="of:=RIGHT([.E7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4708 ± 0.1850</text:p>
          </table:table-cell>
          <table:table-cell table:formula="of:=LEFT([.E77]; 6)" office:value-type="string" office:string-value="0.4708" calcext:value-type="string">
            <text:p>0.4708</text:p>
          </table:table-cell>
          <table:table-cell table:formula="of:=RIGHT([.E77]; 6)" office:value-type="string" office:string-value="0.1850" calcext:value-type="string">
            <text:p>0.1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6167 ± 0.1275</text:p>
          </table:table-cell>
          <table:table-cell table:formula="of:=LEFT([.E78]; 6)" office:value-type="string" office:string-value="0.6167" calcext:value-type="string">
            <text:p>0.6167</text:p>
          </table:table-cell>
          <table:table-cell table:formula="of:=RIGHT([.E78]; 6)" office:value-type="string" office:string-value="0.1275" calcext:value-type="string">
            <text:p>0.1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79]; 6)">
            <text:p/>
          </table:table-cell>
          <table:table-cell table:formula="of:=RIGHT([.E79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000 ± 0.1394</text:p>
          </table:table-cell>
          <table:table-cell table:formula="of:=LEFT([.E80]; 6)" office:value-type="string" office:string-value="0.5000" calcext:value-type="string">
            <text:p>0.5000</text:p>
          </table:table-cell>
          <table:table-cell table:formula="of:=RIGHT([.E80]; 6)" office:value-type="string" office:string-value="0.1394" calcext:value-type="string">
            <text:p>0.13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7667 ± 0.1137</text:p>
          </table:table-cell>
          <table:table-cell table:formula="of:=LEFT([.E81]; 6)" office:value-type="string" office:string-value="0.7667" calcext:value-type="string">
            <text:p>0.7667</text:p>
          </table:table-cell>
          <table:table-cell table:formula="of:=RIGHT([.E81]; 6)" office:value-type="string" office:string-value="0.1137" calcext:value-type="string">
            <text:p>0.1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82]; 6)">
            <text:p/>
          </table:table-cell>
          <table:table-cell table:formula="of:=RIGHT([.E82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2" office:value-type="string" calcext:value-type="string">
            <text:p>0.5167 ± 0.0624</text:p>
          </table:table-cell>
          <table:table-cell table:formula="of:=LEFT([.E83]; 6)" office:value-type="string" office:string-value="0.5167" calcext:value-type="string">
            <text:p>0.5167</text:p>
          </table:table-cell>
          <table:table-cell table:formula="of:=RIGHT([.E83]; 6)" office:value-type="string" office:string-value="0.0624" calcext:value-type="string">
            <text:p>0.06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84]; 6)">
            <text:p/>
          </table:table-cell>
          <table:table-cell table:formula="of:=RIGHT([.E84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table:style-name="ce3"/>
          <table:table-cell table:formula="of:=LEFT([.E85]; 6)">
            <text:p/>
          </table:table-cell>
          <table:table-cell table:formula="of:=RIGHT([.E85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773 ± 0.1608</text:p>
          </table:table-cell>
          <table:table-cell table:formula="of:=LEFT([.E86]; 6)" office:value-type="string" office:string-value="0.5773" calcext:value-type="string">
            <text:p>0.5773</text:p>
          </table:table-cell>
          <table:table-cell table:formula="of:=RIGHT([.E86]; 6)" office:value-type="string" office:string-value="0.1608" calcext:value-type="string">
            <text:p>0.1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773 ± 0.1663</text:p>
          </table:table-cell>
          <table:table-cell table:formula="of:=LEFT([.E87]; 6)" office:value-type="string" office:string-value="0.6773" calcext:value-type="string">
            <text:p>0.6773</text:p>
          </table:table-cell>
          <table:table-cell table:formula="of:=RIGHT([.E87]; 6)" office:value-type="string" office:string-value="0.1663" calcext:value-type="string">
            <text:p>0.16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455 ± 0.1286</text:p>
          </table:table-cell>
          <table:table-cell table:formula="of:=LEFT([.E88]; 6)" office:value-type="string" office:string-value="0.5455" calcext:value-type="string">
            <text:p>0.5455</text:p>
          </table:table-cell>
          <table:table-cell table:formula="of:=RIGHT([.E88]; 6)" office:value-type="string" office:string-value="0.1286" calcext:value-type="string">
            <text:p>0.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500 ± 0.1633</text:p>
          </table:table-cell>
          <table:table-cell table:formula="of:=LEFT([.E89]; 6)" office:value-type="string" office:string-value="0.6500" calcext:value-type="string">
            <text:p>0.6500</text:p>
          </table:table-cell>
          <table:table-cell table:formula="of:=RIGHT([.E89]; 6)" office:value-type="string" office:string-value="0.1633" calcext:value-type="string">
            <text:p>0.1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591 ± 0.1673</text:p>
          </table:table-cell>
          <table:table-cell table:formula="of:=LEFT([.E90]; 6)" office:value-type="string" office:string-value="0.6591" calcext:value-type="string">
            <text:p>0.6591</text:p>
          </table:table-cell>
          <table:table-cell table:formula="of:=RIGHT([.E90]; 6)" office:value-type="string" office:string-value="0.1673" calcext:value-type="string">
            <text:p>0.16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6136 ± 0.1313</text:p>
          </table:table-cell>
          <table:table-cell table:formula="of:=LEFT([.E91]; 6)" office:value-type="string" office:string-value="0.6136" calcext:value-type="string">
            <text:p>0.6136</text:p>
          </table:table-cell>
          <table:table-cell table:formula="of:=RIGHT([.E91]; 6)" office:value-type="string" office:string-value="0.1313" calcext:value-type="string">
            <text:p>0.1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318 ± 0.1007</text:p>
          </table:table-cell>
          <table:table-cell table:formula="of:=LEFT([.E92]; 6)" office:value-type="string" office:string-value="0.5318" calcext:value-type="string">
            <text:p>0.5318</text:p>
          </table:table-cell>
          <table:table-cell table:formula="of:=RIGHT([.E92]; 6)" office:value-type="string" office:string-value="0.1007" calcext:value-type="string">
            <text:p>0.1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955 ± 0.1874</text:p>
          </table:table-cell>
          <table:table-cell table:formula="of:=LEFT([.E93]; 6)" office:value-type="string" office:string-value="0.5955" calcext:value-type="string">
            <text:p>0.5955</text:p>
          </table:table-cell>
          <table:table-cell table:formula="of:=RIGHT([.E93]; 6)" office:value-type="string" office:string-value="0.1874" calcext:value-type="string">
            <text:p>0.1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4591 ± 0.1587</text:p>
          </table:table-cell>
          <table:table-cell table:formula="of:=LEFT([.E94]; 6)" office:value-type="string" office:string-value="0.4591" calcext:value-type="string">
            <text:p>0.4591</text:p>
          </table:table-cell>
          <table:table-cell table:formula="of:=RIGHT([.E94]; 6)" office:value-type="string" office:string-value="0.1587" calcext:value-type="string">
            <text:p>0.15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5273 ± 0.0680</text:p>
          </table:table-cell>
          <table:table-cell table:formula="of:=LEFT([.E95]; 6)" office:value-type="string" office:string-value="0.5273" calcext:value-type="string">
            <text:p>0.5273</text:p>
          </table:table-cell>
          <table:table-cell table:formula="of:=RIGHT([.E95]; 6)" office:value-type="string" office:string-value="0.0680" calcext:value-type="string">
            <text:p>0.0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3"/>
          <table:table-cell table:formula="of:=LEFT([.E96]; 6)">
            <text:p/>
          </table:table-cell>
          <table:table-cell table:formula="of:=RIGHT([.E96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table:style-name="ce2" office:value-type="string" calcext:value-type="string">
            <text:p>0.3091 ± 0.0445</text:p>
          </table:table-cell>
          <table:table-cell table:formula="of:=LEFT([.E97]; 6)" office:value-type="string" office:string-value="0.3091" calcext:value-type="string">
            <text:p>0.3091</text:p>
          </table:table-cell>
          <table:table-cell table:formula="of:=RIGHT([.E97]; 6)" office:value-type="string" office:string-value="0.0445" calcext:value-type="string">
            <text:p>0.04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545 ± 0.1816</text:p>
          </table:table-cell>
          <table:table-cell table:formula="of:=LEFT([.E98]; 6)" office:value-type="string" office:string-value="0.5545" calcext:value-type="string">
            <text:p>0.5545</text:p>
          </table:table-cell>
          <table:table-cell table:formula="of:=RIGHT([.E98]; 6)" office:value-type="string" office:string-value="0.1816" calcext:value-type="string">
            <text:p>0.1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545 ± 0.1649</text:p>
          </table:table-cell>
          <table:table-cell table:formula="of:=LEFT([.E99]; 6)" office:value-type="string" office:string-value="0.5545" calcext:value-type="string">
            <text:p>0.5545</text:p>
          </table:table-cell>
          <table:table-cell table:formula="of:=RIGHT([.E99]; 6)" office:value-type="string" office:string-value="0.1649" calcext:value-type="string">
            <text:p>0.16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773 ± 0.1294</text:p>
          </table:table-cell>
          <table:table-cell table:formula="of:=LEFT([.E100]; 6)" office:value-type="string" office:string-value="0.5773" calcext:value-type="string">
            <text:p>0.5773</text:p>
          </table:table-cell>
          <table:table-cell table:formula="of:=RIGHT([.E100]; 6)" office:value-type="string" office:string-value="0.1294" calcext:value-type="string">
            <text:p>0.12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6182 ± 0.1510</text:p>
          </table:table-cell>
          <table:table-cell table:formula="of:=LEFT([.E101]; 6)" office:value-type="string" office:string-value="0.6182" calcext:value-type="string">
            <text:p>0.6182</text:p>
          </table:table-cell>
          <table:table-cell table:formula="of:=RIGHT([.E101]; 6)" office:value-type="string" office:string-value="0.1510" calcext:value-type="string">
            <text:p>0.15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6182 ± 0.1564</text:p>
          </table:table-cell>
          <table:table-cell table:formula="of:=LEFT([.E102]; 6)" office:value-type="string" office:string-value="0.6182" calcext:value-type="string">
            <text:p>0.6182</text:p>
          </table:table-cell>
          <table:table-cell table:formula="of:=RIGHT([.E102]; 6)" office:value-type="string" office:string-value="0.1564" calcext:value-type="string">
            <text:p>0.1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6091 ± 0.1189</text:p>
          </table:table-cell>
          <table:table-cell table:formula="of:=LEFT([.E103]; 6)" office:value-type="string" office:string-value="0.6091" calcext:value-type="string">
            <text:p>0.6091</text:p>
          </table:table-cell>
          <table:table-cell table:formula="of:=RIGHT([.E103]; 6)" office:value-type="string" office:string-value="0.1189" calcext:value-type="string">
            <text:p>0.11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4955 ± 0.1301</text:p>
          </table:table-cell>
          <table:table-cell table:formula="of:=LEFT([.E104]; 6)" office:value-type="string" office:string-value="0.4955" calcext:value-type="string">
            <text:p>0.4955</text:p>
          </table:table-cell>
          <table:table-cell table:formula="of:=RIGHT([.E104]; 6)" office:value-type="string" office:string-value="0.1301" calcext:value-type="string">
            <text:p>0.1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136 ± 0.1755</text:p>
          </table:table-cell>
          <table:table-cell table:formula="of:=LEFT([.E105]; 6)" office:value-type="string" office:string-value="0.5136" calcext:value-type="string">
            <text:p>0.5136</text:p>
          </table:table-cell>
          <table:table-cell table:formula="of:=RIGHT([.E105]; 6)" office:value-type="string" office:string-value="0.1755" calcext:value-type="string">
            <text:p>0.1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5500 ± 0.1479</text:p>
          </table:table-cell>
          <table:table-cell table:formula="of:=LEFT([.E106]; 6)" office:value-type="string" office:string-value="0.5500" calcext:value-type="string">
            <text:p>0.5500</text:p>
          </table:table-cell>
          <table:table-cell table:formula="of:=RIGHT([.E106]; 6)" office:value-type="string" office:string-value="0.1479" calcext:value-type="string">
            <text:p>0.1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4182 ± 0.1477</text:p>
          </table:table-cell>
          <table:table-cell table:formula="of:=LEFT([.E107]; 6)" office:value-type="string" office:string-value="0.4182" calcext:value-type="string">
            <text:p>0.4182</text:p>
          </table:table-cell>
          <table:table-cell table:formula="of:=RIGHT([.E107]; 6)" office:value-type="string" office:string-value="0.1477" calcext:value-type="string">
            <text:p>0.1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3"/>
          <table:table-cell table:formula="of:=LEFT([.E108]; 6)">
            <text:p/>
          </table:table-cell>
          <table:table-cell table:formula="of:=RIGHT([.E108]; 6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half</text:p>
          </table:table-cell>
          <table:table-cell table:style-name="ce2" office:value-type="string" calcext:value-type="string">
            <text:p>0.4727 ± 0.1763</text:p>
          </table:table-cell>
          <table:table-cell table:formula="of:=LEFT([.E109]; 6)" office:value-type="string" office:string-value="0.4727" calcext:value-type="string">
            <text:p>0.4727</text:p>
          </table:table-cell>
          <table:table-cell table:formula="of:=RIGHT([.E109]; 6)" office:value-type="string" office:string-value="0.1763" calcext:value-type="string">
            <text:p>0.176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3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6:31:39.928868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4:32:16.628588341</meta:creation-date>
    <dc:date>2021-03-05T16:36:23.326900052</dc:date>
    <meta:editing-duration>PT1H3M4S</meta:editing-duration>
    <meta:editing-cycles>7</meta:editing-cycles>
    <meta:generator>LibreOffice/7.0.2.2$Linux_X86_64 LibreOffice_project/00$Build-2</meta:generator>
    <meta:document-statistic meta:table-count="1" meta:cell-count="742" meta:object-count="0"/>
  </office:meta>
</office:document-meta>
</file>